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 new roman" svg:font-family="'Time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style:font-name="Time new roman" officeooo:rsid="0010253d" officeooo:paragraph-rsid="0010253d"/>
    </style:style>
    <style:style style:name="P2" style:family="paragraph" style:parent-style-name="Standard">
      <style:paragraph-properties fo:line-height="200%" fo:text-align="center" style:justify-single-word="false"/>
      <style:text-properties style:font-name="Time new roman" officeooo:rsid="0010253d" officeooo:paragraph-rsid="0010253d"/>
    </style:style>
    <style:style style:name="P3" style:family="paragraph" style:parent-style-name="Standard">
      <style:paragraph-properties fo:line-height="200%" fo:text-align="start" style:justify-single-word="false"/>
      <style:text-properties style:font-name="Time new roman" officeooo:rsid="0010253d" officeooo:paragraph-rsid="00131fe3"/>
    </style:style>
    <style:style style:name="P4" style:family="paragraph" style:parent-style-name="Standard">
      <style:paragraph-properties fo:line-height="200%" fo:text-align="start" style:justify-single-word="false"/>
      <style:text-properties style:font-name="Time new roman" officeooo:rsid="0010253d" officeooo:paragraph-rsid="00140aa0"/>
    </style:style>
    <style:style style:name="P5" style:family="paragraph" style:parent-style-name="Standard">
      <style:paragraph-properties fo:line-height="200%" fo:text-align="start" style:justify-single-word="false"/>
      <style:text-properties style:font-name="Time new roman" officeooo:rsid="0011a931" officeooo:paragraph-rsid="0011a931"/>
    </style:style>
    <style:style style:name="P6" style:family="paragraph" style:parent-style-name="Standard">
      <style:paragraph-properties fo:line-height="200%" fo:text-align="start" style:justify-single-word="false"/>
      <style:text-properties style:font-name="Time new roman" officeooo:rsid="0015d3ad" officeooo:paragraph-rsid="0015d3ad"/>
    </style:style>
    <style:style style:name="P7" style:family="paragraph" style:parent-style-name="Standard">
      <style:paragraph-properties fo:line-height="200%" fo:text-align="start" style:justify-single-word="false"/>
      <style:text-properties style:font-name="Time new roman" officeooo:rsid="0017984d" officeooo:paragraph-rsid="0017984d"/>
    </style:style>
    <style:style style:name="P8" style:family="paragraph" style:parent-style-name="Standard">
      <style:paragraph-properties fo:line-height="200%" fo:text-align="start" style:justify-single-word="false"/>
      <style:text-properties style:font-name="Time new roman" officeooo:rsid="001b5dd9" officeooo:paragraph-rsid="001b5dd9"/>
    </style:style>
    <style:style style:name="T1" style:family="text">
      <style:text-properties officeooo:rsid="0011a931"/>
    </style:style>
    <style:style style:name="T2" style:family="text">
      <style:text-properties officeooo:rsid="00131fe3"/>
    </style:style>
    <style:style style:name="T3" style:family="text">
      <style:text-properties officeooo:rsid="00140aa0"/>
    </style:style>
    <style:style style:name="T4" style:family="text">
      <style:text-properties officeooo:rsid="0015d4d2"/>
    </style:style>
    <style:style style:name="T5" style:family="text">
      <style:text-properties officeooo:rsid="00198b2a"/>
    </style:style>
    <style:style style:name="T6" style:family="text">
      <style:text-properties officeooo:rsid="001a5118"/>
    </style:style>
    <style:style style:name="T7" style:family="text">
      <style:text-properties officeooo:rsid="001b5d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achim Lerman</text:p>
      <text:p text:style-name="P1">09 December 2015</text:p>
      <text:p text:style-name="P1">Information Security</text:p>
      <text:p text:style-name="P1">Prakash Atawale</text:p>
      <text:p text:style-name="P2">Project</text:p>
      <text:p text:style-name="P3"><text:tab/><text:span text:style-name="T7">[What is it]</text:span></text:p>
      <text:p text:style-name="P4"><text:tab/><text:span text:style-name="T3">Another form of authentication based off something you have. The idea it to make a passfile which holds your login credentials and you use this to login. In theory only the user of the passfile will have it so only the user will be able to login. I demo the utility of the passfile here with a model website </text:span><text:a xlink:type="simple" xlink:href="http://siliconkit.com/php_user_login_session/index.php" text:style-name="Internet_20_link" text:visited-style-name="Visited_20_Internet_20_Link"><text:span text:style-name="T3">http://siliconkit.com/php_user_login_session/index.php</text:span></text:a></text:p>
      <text:p text:style-name="P6">The passfile is essentially a keycard in file form.</text:p>
      <text:p text:style-name="P3"><text:span text:style-name="T1"><text:tab/>[Motivation]</text:span></text:p>
      <text:p text:style-name="P5"><text:tab/>The motivation for this is pretty simple. Passwords suck; I made something that sucks a little less. Passwords are very insecure because it relies on humans to make them secure. Passwords are never random because people need to be able to remember them. It is a system that is set up for failure. Either the password is easy to remember and easy to break or hard to remember and may be harder to break. If the user forgets the password then the whole system is useless. <text:span text:style-name="T2">I wanted to move away from remembering passwords and moving towards having a file that will login for you. </text:span></text:p>
      <text:p text:style-name="P5"><text:tab/><text:span text:style-name="T7">[</text:span>Benefits<text:span text:style-name="T7">]</text:span></text:p>
      <text:p text:style-name="P5"><text:tab/><text:span text:style-name="T2">Some benefits of the passfile is it is a lot more like real life. You have a file and you are responsible to look after it. It is similar to the key to your house or a </text:span><text:soft-page-break/><text:span text:style-name="T2">keycard in real life. You can manage you file however you with and make as many copies or backups. A very big benefit is with the <text:s/>login info in the passfile, is the fact that you can also include personal data that you need the server to use. Because it will automatically be provided every time a user will login, the server is no longer required to store the user's personal information. Sites like amazon will likely store user's billing information for the sake of convenience. Amazon storing all this data makes it a big target for malicious groups. With the passfile, they no longer have to store your data and your data is safe. Corporations like Target and Sony have been hacked with millions of their client's credit card information leaked. Had everyone been using my project, there would have been no credit cards leaked, or no attack as there is no credit card to steal.</text:span></text:p>
      <text:p text:style-name="P5"/>
      <text:p text:style-name="P5"><text:tab/><text:span text:style-name="T7">[D</text:span>rawbacks<text:span text:style-name="T7">]</text:span></text:p>
      <text:p text:style-name="P5"><text:tab/><text:span text:style-name="T4">A huge drawback is that it is making user responsible for their own data and login information. As we saw with passwords, relying on users to manage their things can be huge security flaws. Ideally there would be a nice management system for passfiles to mitigate that somewhat. It also has all the limitations of the keycard. If a user loses it or it breaks, the user can no longer gain access. If it is stolen then trudy can easily gain access. Another major issue is that without the files a legitimate user can not login so a user must have his passfiles on him at all times if he wants to login from another computer. I personally always carry a USB on me so this is not a problem.</text:span></text:p>
      <text:p text:style-name="P5"><text:tab/><text:span text:style-name="T7">[</text:span>Uses<text:span text:style-name="T7">]</text:span></text:p>
      <text:p text:style-name="P7">You can use it as a password replacement or as <text:s/>2-factor authentication with a <text:soft-page-break/>password. Another interesting use is <text:span text:style-name="T5">having a 2 out of 2 login, where in order to be authenticated one must input two passwords. This is useful if you want to give another file to access your account but only if you are there to supplement the second file. Another use of this is requiring two people to meet in order to log in. The owner of the account will give one file to Alice and the other file to Bob. Alice can not sign up by herself and bob can not sign up by himself but together they can gain access.</text:span></text:p>
      <text:p text:style-name="P5"><text:tab/><text:span text:style-name="T7">[implementation notes]</text:span></text:p>
      <text:p text:style-name="P8">I used LAMP (Linux Apache MySQL and PHP) for the login site. It is based mostly off some php login tutorial; I based most of the modifications here. The file upload was taken and simplified from https://github.com/blueimp/jQuery-File-Upload <text:s text:c="2"/></text:p>
      <text:p text:style-name="P5"/>
      <text:p text:style-name="P5"><text:tab/><text:span text:style-name="T7">[future developments]</text:span></text:p>
      <text:p text:style-name="P5">- <text:span text:style-name="T3">server to delete files after use</text:span></text:p>
      <text:p text:style-name="P5">- <text:span text:style-name="T6">server should provide all the login info and not rely on a user input</text:span></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 new roman" svg:font-family="'Time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22:06:21.022121241</meta:creation-date>
    <dc:date>2015-12-08T23:27:29.998488860</dc:date>
    <meta:editing-duration>PT1H21M4S</meta:editing-duration>
    <meta:editing-cycles>13</meta:editing-cycles>
    <meta:generator>LibreOffice/4.4.6.3$Linux_X86_64 LibreOffice_project/40m0$Build-3</meta:generator>
    <meta:document-statistic meta:table-count="0" meta:image-count="0" meta:object-count="0" meta:page-count="3" meta:paragraph-count="21" meta:word-count="693" meta:character-count="3842" meta:non-whitespace-character-count="3153"/>
  </office:meta>
</office:document-meta>
</file>